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2df" officeooo:paragraph-rsid="0010d2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trees.M5P -M 4.0 -num-decimal-places 6</text:p>
      <text:p text:style-name="P1">Relation: <text:s text:c="4"/>QueryResult-weka.filters.unsupervised.attribute.Remove-R1-2,4,9,24-26-weka.filters.unsupervised.attribute.Normalize-S1.0-T0.0</text:p>
      <text:p text:style-name="P1">Instances: <text:s text:c="3"/>305</text:p>
      <text:p text:style-name="P1">Attributes: <text:s text:c="2"/>19</text:p>
      <text:p text:style-name="P1"><text:s text:c="14"/>DraftAge</text:p>
      <text:p text:style-name="P1"><text:s text:c="14"/>country_group</text:p>
      <text:p text:style-name="P1"><text:s text:c="14"/>Height</text:p>
      <text:p text:style-name="P1"><text:s text:c="14"/>Weight</text:p>
      <text:p text:style-name="P1"><text:s text:c="14"/>Position</text:p>
      <text:p text:style-name="P1"><text:s text:c="14"/>CSS_rank</text:p>
      <text:p text:style-name="P1"><text:s text:c="14"/>rs_GP</text:p>
      <text:p text:style-name="P1"><text:s text:c="14"/>rs_G</text:p>
      <text:p text:style-name="P1"><text:s text:c="14"/>rs_A</text:p>
      <text:p text:style-name="P1"><text:s text:c="14"/>rs_P</text:p>
      <text:p text:style-name="P1"><text:s text:c="14"/>rs_PIM</text:p>
      <text:p text:style-name="P1"><text:s text:c="14"/>rs_PlusMinus</text:p>
      <text:p text:style-name="P1"><text:s text:c="14"/>po_GP</text:p>
      <text:p text:style-name="P1"><text:s text:c="14"/>po_G</text:p>
      <text:p text:style-name="P1"><text:s text:c="14"/>po_A</text:p>
      <text:p text:style-name="P1"><text:s text:c="14"/>po_P</text:p>
      <text:p text:style-name="P1"><text:s text:c="14"/>po_PIM</text:p>
      <text:p text:style-name="P1"><text:s text:c="14"/>po_PlusMinus</text:p>
      <text:p text:style-name="P1"><text:s text:c="14"/>sum_7yr_GP</text:p>
      <text:p text:style-name="P1">Test mode: <text:s text:c="3"/>evaluate on training data</text:p>
      <text:p text:style-name="P1"/>
      <text:p text:style-name="P1">=== Classifier model (full training set) ===</text:p>
      <text:p text:style-name="P1"/>
      <text:p text:style-name="P1">M5 pruned model tree:</text:p>
      <text:p text:style-name="P1">(using smoothed linear models)</text:p>
      <text:p text:style-name="P1"/>
      <text:p text:style-name="P1">CSS_rank &lt;= 0.094 : </text:p>
      <text:p text:style-name="P1">| <text:s text:c="2"/>rs_A &lt;= 0.25 : LM1 (39/78.346%)</text:p>
      <text:p text:style-name="P1">| <text:s text:c="2"/>rs_A &gt; <text:s/>0.25 : LM2 (49/107.787%)</text:p>
      <text:p text:style-name="P1">CSS_rank &gt; <text:s/>0.094 : LM3 (217/81.538%)</text:p>
      <text:p text:style-name="P1"/>
      <text:p text:style-name="P1">LM num: 1</text:p>
      <text:p text:style-name="P1">sum_7yr_GP = </text:p>
      <text:p text:style-name="P1"><text:tab/>-379.3755 * CSS_rank </text:p>
      <text:p text:style-name="P1"><text:tab/>- 40.06 * rs_G </text:p>
      <text:p text:style-name="P1"><text:tab/>+ 97.7545 * rs_A </text:p>
      <text:p text:style-name="P1"><text:tab/>+ 370.327 * rs_PIM </text:p>
      <text:p text:style-name="P1"><text:tab/>- 11.5143 * po_GP </text:p>
      <text:p text:style-name="P1"><text:tab/>+ 28.1094 * po_A </text:p>
      <text:p text:style-name="P1"><text:tab/>+ 96.4458</text:p>
      <text:p text:style-name="P1"/>
      <text:p text:style-name="P1">LM num: 2</text:p>
      <text:p text:style-name="P1"><text:soft-page-break/>sum_7yr_GP = </text:p>
      <text:p text:style-name="P1"><text:tab/>-1471.3943 * CSS_rank </text:p>
      <text:p text:style-name="P1"><text:tab/>- 33.8006 * rs_G </text:p>
      <text:p text:style-name="P1"><text:tab/>+ 82.4804 * rs_A </text:p>
      <text:p text:style-name="P1"><text:tab/>- 11.5143 * po_GP </text:p>
      <text:p text:style-name="P1"><text:tab/>+ 28.1094 * po_A </text:p>
      <text:p text:style-name="P1"><text:tab/>+ 251.5501</text:p>
      <text:p text:style-name="P1"/>
      <text:p text:style-name="P1">LM num: 3</text:p>
      <text:p text:style-name="P1">sum_7yr_GP = </text:p>
      <text:p text:style-name="P1"><text:tab/>112.3029 * DraftAge </text:p>
      <text:p text:style-name="P1"><text:tab/>- 139.8669 * Height </text:p>
      <text:p text:style-name="P1"><text:tab/>+ 133.5335 * Weight </text:p>
      <text:p text:style-name="P1"><text:tab/>- 12.306 * CSS_rank </text:p>
      <text:p text:style-name="P1"><text:tab/>- 5.112 * po_GP </text:p>
      <text:p text:style-name="P1"><text:tab/>- 207.8328 * po_G </text:p>
      <text:p text:style-name="P1"><text:tab/>+ 12.4796 * po_A </text:p>
      <text:p text:style-name="P1"><text:tab/>+ 248.4612 * po_P </text:p>
      <text:p text:style-name="P1"><text:tab/>+ 87.9381</text:p>
      <text:p text:style-name="P1"/>
      <text:p text:style-name="P1">Number of Rules : 3</text:p>
      <text:p text:style-name="P1"/>
      <text:p text:style-name="P1">Time taken to build model: 0.05 seconds</text:p>
      <text:p text:style-name="P1"/>
      <text:p text:style-name="P1">=== Evaluation on training set ===</text:p>
      <text:p text:style-name="P1"/>
      <text:p text:style-name="P1">Time taken to test model on training data: 0 seconds</text:p>
      <text:p text:style-name="P1"/>
      <text:p text:style-name="P1">=== Summary ===</text:p>
      <text:p text:style-name="P1"/>
      <text:p text:style-name="P1">Correlation coefficient <text:s text:c="17"/>0.516 </text:p>
      <text:p text:style-name="P1">Mean absolute error <text:s text:c="20"/>86.763 </text:p>
      <text:p text:style-name="P1">Root mean squared error <text:s text:c="15"/>104.9442</text:p>
      <text:p text:style-name="P1">Relative absolute error <text:s text:c="16"/>84.5836 %</text:p>
      <text:p text:style-name="P1">Root relative squared error <text:s text:c="12"/>85.8392 %</text:p>
      <text:p text:style-name="P1">Total Number of Instances <text:s text:c="13"/>305 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3:59:06.223487446</meta:creation-date>
    <dc:date>2017-07-24T13:59:37.887449762</dc:date>
    <meta:editing-duration>PT33S</meta:editing-duration>
    <meta:editing-cycles>1</meta:editing-cycles>
    <meta:document-statistic meta:table-count="0" meta:image-count="0" meta:object-count="0" meta:page-count="2" meta:paragraph-count="71" meta:word-count="233" meta:character-count="1829" meta:non-whitespace-character-count="1232"/>
    <meta:generator>LibreOffice/5.1.6.2$Linux_X86_64 LibreOffice_project/10m0$Build-2</meta:generator>
  </office:meta>
</office:document-meta>
</file>